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48bf1" officeooo:paragraph-rsid="00148bf1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2bc24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2bc24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</text:span><text:span text:style-name="MT2">y project</text:span><text:tab/><text:tab/>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7-12-18T15:19:10.416856625</dc:date>
    <meta:editing-duration>PT3M4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" meta:character-count="15" meta:non-whitespace-character-count="12"/>
  </office:meta>
</office:document-meta>
</file>